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7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7, FF 11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Type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Henry Berkowitz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March 26, 1897</text:p>
      <text:p text:style-name="P7">Month<text:tab/><text:tab/><text:tab/><text:tab/><text:tab/><text:tab/>March</text:p>
      <text:p text:style-name="P7">Year<text:tab/><text:tab/><text:tab/><text:tab/><text:tab/><text:tab/>1897</text:p>
      <text:p text:style-name="P7">Hebrew Date<text:tab/><text:tab/><text:tab/><text:tab/><text:tab/></text:p>
      <text:p text:style-name="P7">Undated</text:p>
      <text:p text:style-name="P7">City<text:tab/><text:tab/><text:tab/><text:tab/><text:tab/><text:tab/>Philadelphia</text:p>
      <text:p text:style-name="P7">State<text:tab/><text:tab/><text:tab/><text:tab/><text:tab/><text:tab/>PA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Letter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3">THE CHAUTAUQUA SYSTEM OF EDUCATION.<text:span text:style-name="T2">/</text:span></text:p>
      <text:p text:style-name="P3"><text:span text:style-name="T2">THE CHAUTAUQUA LITERARY AND SCIENTIFIC CIRCLE./</text:span></text:p>
      <text:p text:style-name="P3"><text:span text:style-name="T2">DEPARTMENT OF JEWISH STUDIES./</text:span></text:p>
      <text:p text:style-name="P3"><text:span text:style-name="T2">COMMITTE ON ORGANIZATION/</text:span></text:p>
      <text:p text:style-name="P3"><text:span text:style-name="T2">HENRY BERKOWITZ, Chairman.<text:tab/>CHAS. S. BERNHEIMER.<text:tab/>SIMON MILLER./</text:span></text:p>
      <text:p text:style-name="P3"><text:span text:style-name="T2">JOSEPH KRAUSKOPF.<text:tab/>MAYER SULZBERGER.<text:tab/>MAX HERZBERG./</text:span></text:p>
      <text:p text:style-name="P3"><text:span text:style-name="T2">LEWIS W. STEINBACH.<text:tab/>MRS. CH. HEIDELBERGER.<text:tab/>CLINTON O. MAYER, Rec. Secretary./</text:span></text:p>
      <text:p text:style-name="P3"><text:span text:style-name="T2">ISAAC HASSLER, Cor. Secretary.<text:tab/><text:tab/>P. O. Box, 825,/</text:span></text:p>
      <text:p text:style-name="P4"><text:span text:style-name="T2">PHILADELPHIA, PA., Mch. 26-97/</text:span></text:p>
      <text:p text:style-name="P5"><text:span text:style-name="T2">Rev. Dr. S. Morais,/</text:span></text:p>
      <text:p text:style-name="P5"><text:span text:style-name="T2"><text:tab/>Pres. of the Theolog-/ical Seminary./</text:span></text:p>
      <text:p text:style-name="P5"><text:span text:style-name="T2">Dear Doctor;-/</text:span></text:p>
      <text:p text:style-name="P5"><text:span text:style-name="T2"><text:tab/>The Jewish Chautauqua Society has determined upon an experiment in/ the form of a Summer </text:span><text:soft-page-break/><text:span text:style-name="T2">School and Assembly to be held in Atlantic City at/ the end of July and first of August for two weeks. <text:s/>It is our purpose to/ endeavor to unify all the forces and organizations which are seeking to/ promote Jewish education. <text:s/>We would like to have you say something in/ behalf of the Seminary at the opening. </text:span><text:span text:style-name="T3">night.</text:span><text:span text:style-name="T2"> <text:s/>A brief address bringing/ forward the cuase[sic!] you represent would be most welcome. <text:s/>If not asking too/ much we would be most happy to have you present, or someone delegated by/ you. <text:s/>As we are desirous of issuing a prospectus as speedily as possible,/ an early reply will be very much appreciated by,/ Yours faithfully,/ Henry Berkowitz/ Chancellor,/ Isaac Hassler, Sec'y./</text:span></text:p>
      <text:p text:style-name="P5"><text:span text:style-name="T2"><text:tab/>If you desire further information in regard to this movement, I shall/ be glad to see you personally.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4:05:10.68</meta:creation-date>
    <meta:document-statistic meta:table-count="0" meta:image-count="0" meta:object-count="0" meta:page-count="3" meta:paragraph-count="74" meta:word-count="383" meta:character-count="2636"/>
    <dc:date>2012-01-09T14:16:37.97</dc:date>
    <dc:creator>Penn Libraries</dc:creator>
    <meta:editing-duration>PT00H11M27S</meta:editing-duration>
    <meta:editing-cycles>1</meta:editing-cycles>
    <meta:generator>OpenOffice.org/3.2$Win32 OpenOffice.org_project/320m12$Build-9483</meta:generator>
  </office:meta>
</office:document-meta>
</file>